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Linienende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6cm"/>
    </style:style>
    <style:style style:name="gr13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co3" style:family="table-column">
      <style:table-column-properties style:column-width="3.14cm" style:use-optimal-column-width="false"/>
    </style:style>
    <style:style style:name="co4" style:family="table-column">
      <style:table-column-properties style:column-width="3.35cm" style:use-optimal-column-width="false"/>
    </style:style>
    <style:style style:name="co5" style:family="table-column">
      <style:table-column-properties style:column-width="3.139cm" style:use-optimal-column-width="false"/>
    </style:style>
    <style:style style:name="co6" style:family="table-column">
      <style:table-column-properties style:column-width="3.142cm" style:use-optimal-column-width="false"/>
    </style:style>
    <style:style style:name="co7" style:family="table-column">
      <style:table-column-properties style:column-width="1.758cm" style:use-optimal-column-width="false"/>
    </style:style>
    <style:style style:name="co8" style:family="table-column">
      <style:table-column-properties style:column-width="1.762cm" style:use-optimal-column-width="false"/>
    </style:style>
    <style:style style:name="co9" style:family="table-column">
      <style:table-column-properties style:column-width="1.757cm" style:use-optimal-column-width="false"/>
    </style:style>
    <style:style style:name="co10" style:family="table-column">
      <style:table-column-properties style:column-width="2.204cm" style:use-optimal-column-width="false"/>
    </style:style>
    <style:style style:name="co11" style:family="table-column">
      <style:table-column-properties style:column-width="2.202cm" style:use-optimal-column-width="false"/>
    </style:style>
    <style:style style:name="co12" style:family="table-column">
      <style:table-column-properties style:column-width="2.25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ff8080" style:repeat="repeat"/>
    </style:style>
    <style:style style:name="ce2" style:family="table-cell">
      <style:graphic-properties draw:fill="solid" draw:fill-color="#99ffcc" style:repeat="repeat"/>
      <style:text-properties fo:font-size="18pt" style:font-size-asian="18pt" style:font-size-complex="18pt"/>
    </style:style>
    <style:style style:name="ce3" style:family="table-cell">
      <style:graphic-properties draw:fill="solid" draw:fill-color="#99ffcc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ffcc99" style:repeat="repeat"/>
      <style:paragraph-properties fo:border="0.001cm solid #000000"/>
      <style:text-properties fo:font-size="18pt"/>
    </style:style>
    <style:style style:name="ce6" style:family="table-cell">
      <style:graphic-properties draw:fill="solid" draw:fill-color="#ffcc99" style:repeat="repeat"/>
      <style:paragraph-properties fo:border="0.001cm solid #000000"/>
    </style:style>
    <style:style style:name="ce7" style:family="table-cell">
      <style:graphic-properties draw:fill="solid" draw:fill-color="#cc99ff" style:repeat="repeat"/>
      <style:paragraph-properties fo:border="0.001cm solid #000000"/>
    </style:style>
    <style:style style:name="ce8" style:family="table-cell">
      <style:graphic-properties draw:fill="solid" draw:fill-color="#cc99ff" style:repeat="repeat"/>
      <style:paragraph-properties fo:border="0.001cm solid #000000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14.098cm" svg:height="0.971cm" svg:x="6.205cm" svg:y="3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79cm" svg:height="0.971cm" svg:x="20.9cm" svg:y="6.009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>
              <table:table-cell table:style-name="ce2">
                <text:p><text:span text:style-name="T2">w1 = 0.5</text:span></text:p>
              </table:table-cell>
              <table:table-cell table:style-name="ce3">
                <text:p><text:span text:style-name="T1">w2 = 1.0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049cm" svg:height="0.971cm" svg:x="9.05cm" svg:y="8.8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1" table:default-cell-style-name="ce4">
              <table:table-cell>
                <text:p><text:span text:style-name="T1">3.5</text:span></text:p>
              </table:table-cell>
              <table:table-cell/>
              <table:table-cell>
                <text:p><text:span text:style-name="T1">8.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349cm" svg:height="0.971cm" svg:x="12.351cm" svg:y="8.89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><text:span text:style-name="T1">5.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1" draw:layer="layout" svg:x1="7.2cm" svg:y1="4.235cm" svg:x2="10.6cm" svg:y2="8.891cm">
          <text:p/>
        </draw:line>
        <draw:line draw:style-name="gr1" draw:text-style-name="P1" draw:layer="layout" svg:x1="9.8cm" svg:y1="4.235cm" svg:x2="10.4cm" svg:y2="8.891cm">
          <text:p/>
        </draw:line>
        <draw:line draw:style-name="gr1" draw:text-style-name="P1" draw:layer="layout" svg:x1="12cm" svg:y1="4.235cm" svg:x2="14cm" svg:y2="8.892cm">
          <text:p/>
        </draw:line>
        <draw:line draw:style-name="gr2" draw:text-style-name="P1" draw:layer="layout" svg:x1="14.4cm" svg:y1="4.235cm" svg:x2="14cm" svg:y2="8.892cm">
          <text:p/>
        </draw:line>
        <draw:frame draw:style-name="gr3" draw:text-style-name="P2" draw:layer="layout" svg:width="1.315cm" svg:height="0.962cm" svg:x="15.885cm" svg:y="5.6cm">
          <draw:text-box>
            <text:p><text:span text:style-name="T1">w1</text:span></text:p>
          </draw:text-box>
        </draw:frame>
        <draw:frame draw:style-name="gr4" draw:text-style-name="P2" draw:layer="layout" svg:width="1.315cm" svg:height="1cm" svg:x="8.785cm" svg:y="5.6cm">
          <draw:text-box>
            <text:p><text:span text:style-name="T1">w2</text:span></text:p>
          </draw:text-box>
        </draw:frame>
        <draw:frame draw:style-name="gr4" draw:text-style-name="P2" draw:layer="layout" svg:width="1.315cm" svg:height="1cm" svg:x="13.085cm" svg:y="5.6cm">
          <draw:text-box>
            <text:p><text:span text:style-name="T1">w2</text:span></text:p>
          </draw:text-box>
        </draw:frame>
        <draw:frame draw:style-name="gr5" draw:text-style-name="P2" draw:layer="layout" svg:width="3.91cm" svg:height="2.384cm" svg:x="20.802cm" svg:y="7.6cm">
          <draw:text-box>
            <text:p><text:span text:style-name="T1">Stride = 2</text:span></text:p>
            <text:p><text:span text:style-name="T1">Dilation = 1</text:span></text:p>
            <text:p><text:span text:style-name="T1">Padding = 0</text:span></text:p>
          </draw:text-box>
        </draw:frame>
        <draw:line draw:style-name="gr1" draw:text-style-name="P1" draw:layer="layout" svg:x1="16.8cm" svg:y1="4.235cm" svg:x2="17.4cm" svg:y2="8.891cm">
          <text:p/>
        </draw:line>
        <draw:line draw:style-name="gr1" draw:text-style-name="P1" draw:layer="layout" svg:x1="19cm" svg:y1="4.235cm" svg:x2="17.4cm" svg:y2="8.891cm">
          <text:p/>
        </draw:line>
        <draw:frame draw:style-name="gr4" draw:text-style-name="P2" draw:layer="layout" svg:width="1.315cm" svg:height="1cm" svg:x="17.286cm" svg:y="5.6cm">
          <draw:text-box>
            <text:p><text:span text:style-name="T1">w2</text:span></text:p>
          </draw:text-box>
        </draw:frame>
        <draw:frame draw:style-name="gr3" draw:text-style-name="P2" draw:layer="layout" svg:width="1.315cm" svg:height="0.962cm" svg:x="11.586cm" svg:y="5.6cm">
          <draw:text-box>
            <text:p><text:span text:style-name="T1">w1</text:span></text:p>
          </draw:text-box>
        </draw:frame>
        <draw:frame draw:style-name="gr3" draw:text-style-name="P2" draw:layer="layout" svg:width="1.315cm" svg:height="0.962cm" svg:x="7.086cm" svg:y="5.6cm">
          <draw:text-box>
            <text:p><text:span text:style-name="T1">w1</text:span></text:p>
          </draw:text-box>
        </draw:frame>
        <draw:frame draw:style-name="gr6" draw:layer="layout" svg:width="2.6cm" svg:height="1.673cm" svg:x="4cm" svg:y="3.2cm">
          <draw:text-box>
            <text:p>Input</text:p>
            <text:p/>
          </draw:text-box>
        </draw:frame>
        <draw:frame draw:style-name="gr7" draw:layer="layout" svg:width="3cm" svg:height="0.962cm" svg:x="4cm" svg:y="9cm">
          <draw:text-box>
            <text:p>Output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draw:style-name="standard" draw:layer="layout" svg:width="14.098cm" svg:height="0.971cm" svg:x="6.205cm" svg:y="3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349cm" svg:height="0.971cm" svg:x="9.05cm" svg:y="8.8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>3.5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349cm" svg:height="0.971cm" svg:x="12.351cm" svg:y="8.89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>6.5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" draw:text-style-name="P1" draw:layer="layout" svg:x1="7.2cm" svg:y1="4.235cm" svg:x2="10.6cm" svg:y2="8.891cm">
          <text:p/>
        </draw:line>
        <draw:line draw:style-name="gr1" draw:text-style-name="P1" draw:layer="layout" svg:x1="12cm" svg:y1="4.235cm" svg:x2="10.4cm" svg:y2="8.891cm">
          <text:p/>
        </draw:line>
        <draw:line draw:style-name="gr1" draw:text-style-name="P1" draw:layer="layout" svg:x1="12cm" svg:y1="4.235cm" svg:x2="14cm" svg:y2="8.892cm">
          <text:p/>
        </draw:line>
        <draw:line draw:style-name="gr2" draw:text-style-name="P1" draw:layer="layout" svg:x1="16.6cm" svg:y1="4.235cm" svg:x2="14cm" svg:y2="8.892cm">
          <text:p/>
        </draw:line>
        <draw:frame draw:style-name="gr3" draw:layer="layout" svg:width="1.315cm" svg:height="0.962cm" svg:x="11.785cm" svg:y="6cm">
          <draw:text-box>
            <text:p>w1</text:p>
          </draw:text-box>
        </draw:frame>
        <draw:frame draw:style-name="gr9" draw:layer="layout" svg:width="1.315cm" svg:height="0.962cm" svg:x="7.285cm" svg:y="6.038cm">
          <draw:text-box>
            <text:p>w1</text:p>
          </draw:text-box>
        </draw:frame>
        <draw:frame draw:style-name="gr4" draw:layer="layout" svg:width="1.315cm" svg:height="1cm" svg:x="9.885cm" svg:y="6cm">
          <draw:text-box>
            <text:p>w2</text:p>
          </draw:text-box>
        </draw:frame>
        <draw:frame draw:style-name="gr4" draw:layer="layout" svg:width="1.315cm" svg:height="1cm" svg:x="14.085cm" svg:y="6cm">
          <draw:text-box>
            <text:p>w2</text:p>
          </draw:text-box>
        </draw:frame>
        <draw:frame draw:style-name="standard" draw:layer="layout" svg:width="6.28cm" svg:height="0.971cm" svg:x="20.901cm" svg:y="6.00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>
              <table:table-cell table:style-name="ce2">
                <text:p><text:span text:style-name="T2">w1 = 0.5</text:span></text:p>
              </table:table-cell>
              <table:table-cell table:style-name="ce3">
                <text:p><text:span text:style-name="T1">w2 = 1.0 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2" draw:layer="layout" svg:width="3.91cm" svg:height="2.384cm" svg:x="20.803cm" svg:y="7.6cm">
          <draw:text-box>
            <text:p><text:span text:style-name="T1">Stride = 2</text:span></text:p>
            <text:p><text:span text:style-name="T1">Dilation = 2</text:span></text:p>
            <text:p><text:span text:style-name="T1">Padding = 0</text:span></text:p>
          </draw:text-box>
        </draw:frame>
        <draw:frame draw:style-name="gr6" draw:layer="layout" svg:width="2.6cm" svg:height="1.673cm" svg:x="4cm" svg:y="3.2cm">
          <draw:text-box>
            <text:p>Input</text:p>
            <text:p/>
          </draw:text-box>
        </draw:frame>
        <draw:frame draw:style-name="gr7" draw:layer="layout" svg:width="3cm" svg:height="0.962cm" svg:x="4cm" svg:y="9cm">
          <draw:text-box>
            <text:p>Output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standard" draw:layer="layout" svg:width="14.098cm" svg:height="0.971cm" svg:x="6.205cm" svg:y="3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349cm" svg:height="0.971cm" svg:x="9.05cm" svg:y="8.8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><text:span text:style-name="T1">4.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349cm" svg:height="0.971cm" svg:x="12.351cm" svg:y="8.89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><text:span text:style-name="T1">8.5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1" draw:text-style-name="P1" draw:layer="layout" svg:x1="7.2cm" svg:y1="4.235cm" svg:x2="10.6cm" svg:y2="8.891cm">
          <text:p/>
        </draw:line>
        <draw:line draw:style-name="gr1" draw:text-style-name="P1" draw:layer="layout" svg:x1="14.4cm" svg:y1="4.235cm" svg:x2="10.4cm" svg:y2="8.891cm">
          <text:p/>
        </draw:line>
        <draw:line draw:style-name="gr1" draw:text-style-name="P1" draw:layer="layout" svg:x1="12cm" svg:y1="4.235cm" svg:x2="14cm" svg:y2="8.892cm">
          <text:p/>
        </draw:line>
        <draw:line draw:style-name="gr2" draw:text-style-name="P1" draw:layer="layout" svg:x1="19cm" svg:y1="4.235cm" svg:x2="14cm" svg:y2="8.892cm">
          <text:p/>
        </draw:line>
        <draw:frame draw:style-name="gr3" draw:text-style-name="P2" draw:layer="layout" svg:width="1.315cm" svg:height="0.962cm" svg:x="12.985cm" svg:y="6cm">
          <draw:text-box>
            <text:p><text:span text:style-name="T1">w1</text:span></text:p>
          </draw:text-box>
        </draw:frame>
        <draw:frame draw:style-name="gr10" draw:text-style-name="P2" draw:layer="layout" svg:width="1.315cm" svg:height="3.162cm" svg:x="7.285cm" svg:y="6.038cm">
          <draw:text-box>
            <text:p><text:span text:style-name="T1">w1</text:span></text:p>
          </draw:text-box>
        </draw:frame>
        <draw:frame draw:style-name="gr4" draw:text-style-name="P2" draw:layer="layout" svg:width="1.315cm" svg:height="1cm" svg:x="11.085cm" svg:y="6cm">
          <draw:text-box>
            <text:p><text:span text:style-name="T1">w2</text:span></text:p>
          </draw:text-box>
        </draw:frame>
        <draw:frame draw:style-name="gr4" draw:text-style-name="P2" draw:layer="layout" svg:width="1.315cm" svg:height="1cm" svg:x="15.085cm" svg:y="6cm">
          <draw:text-box>
            <text:p><text:span text:style-name="T1">w2</text:span></text:p>
          </draw:text-box>
        </draw:frame>
        <draw:frame draw:style-name="standard" draw:layer="layout" svg:width="6.28cm" svg:height="0.971cm" svg:x="20.901cm" svg:y="6.00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>
              <table:table-cell table:style-name="ce2">
                <text:p><text:span text:style-name="T2">w1 = 0.5</text:span></text:p>
              </table:table-cell>
              <table:table-cell table:style-name="ce3">
                <text:p><text:span text:style-name="T1">w2 = 1.0 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" draw:text-style-name="P2" draw:layer="layout" svg:width="3.91cm" svg:height="2.384cm" svg:x="20.803cm" svg:y="7.6cm">
          <draw:text-box>
            <text:p><text:span text:style-name="T1">Stride = 2</text:span></text:p>
            <text:p><text:span text:style-name="T1">Dilation = 3</text:span></text:p>
            <text:p><text:span text:style-name="T1">Padding = 0</text:span></text:p>
          </draw:text-box>
        </draw:frame>
        <draw:frame draw:style-name="gr6" draw:layer="layout" svg:width="2.6cm" svg:height="1.673cm" svg:x="4cm" svg:y="3.2cm">
          <draw:text-box>
            <text:p>Input</text:p>
            <text:p/>
          </draw:text-box>
        </draw:frame>
        <draw:frame draw:style-name="gr7" draw:layer="layout" svg:width="3cm" svg:height="0.962cm" svg:x="4cm" svg:y="9cm">
          <draw:text-box>
            <text:p>Output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standard" draw:layer="layout" svg:width="19.351cm" svg:height="0.971cm" svg:x="6.205cm" svg:y="3.2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ce5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  <table:table-cell table:style-name="ce6">
                <text:p>7</text:p>
              </table:table-cell>
              <table:table-cell table:style-name="ce6">
                <text:p>8</text:p>
              </table:table-cell>
              <table:table-cell table:style-name="ce6">
                <text:p>9</text:p>
              </table:table-cell>
              <table:table-cell table:style-name="ce6">
                <text:p>10</text:p>
              </table:table-cell>
              <table:table-cell table:style-name="ce6">
                <text:p>11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6" draw:text-style-name="P2" draw:layer="layout" svg:width="2.6cm" svg:height="1.673cm" svg:x="3.8cm" svg:y="3.2cm">
          <draw:text-box>
            <text:p><text:span text:style-name="T1">Input</text:span></text:p>
            <text:p><text:span text:style-name="T1"/></text:p>
          </draw:text-box>
        </draw:frame>
        <draw:frame draw:style-name="gr7" draw:text-style-name="P2" draw:layer="layout" svg:width="3cm" svg:height="0.962cm" svg:x="3.8cm" svg:y="5.8cm">
          <draw:text-box>
            <text:p><text:span text:style-name="T1">Output 1</text:span></text:p>
          </draw:text-box>
        </draw:frame>
        <draw:frame draw:style-name="standard" draw:layer="layout" svg:width="11.017cm" svg:height="0.971cm" svg:x="9.552cm" svg:y="5.77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" table:default-cell-style-name="ce7">
              <table:table-cell>
                <text:p>3.5</text:p>
              </table:table-cell>
              <table:table-cell>
                <text:p>6.5</text:p>
              </table:table-cell>
              <table:table-cell>
                <text:p>9.5</text:p>
              </table:table-cell>
              <table:table-cell>
                <text:p>12.5</text:p>
              </table:table-cell>
              <table:table-cell>
                <text:p>15.5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2" draw:layer="layout" svg:width="3cm" svg:height="0.962cm" svg:x="3.802cm" svg:y="8.5cm">
          <draw:text-box>
            <text:p><text:span text:style-name="T1">Output 2</text:span></text:p>
          </draw:text-box>
        </draw:frame>
        <draw:frame draw:style-name="standard" draw:layer="layout" svg:width="4.505cm" svg:height="0.971cm" svg:x="12.394cm" svg:y="8.472cm">
          <table:table table:template-name="default" table:use-first-row-styles="true" table:use-banding-rows-styles="true">
            <table:table-column table:style-name="co12"/>
            <table:table-column table:style-name="co12"/>
            <table:table-row table:style-name="ro1" table:default-cell-style-name="ce7">
              <table:table-cell>
                <text:p>11.25</text:p>
              </table:table-cell>
              <table:table-cell>
                <text:p>20.25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11" draw:text-style-name="P1" draw:layer="layout" svg:x1="10.8cm" svg:y1="6.742cm" svg:x2="13.4cm" svg:y2="8.472cm">
          <text:p/>
        </draw:line>
        <draw:line draw:style-name="gr11" draw:text-style-name="P1" draw:layer="layout" svg:x1="15cm" svg:y1="6.742cm" svg:x2="13.4cm" svg:y2="8.472cm">
          <text:p/>
        </draw:line>
        <draw:line draw:style-name="gr11" draw:text-style-name="P1" draw:layer="layout" svg:x1="7.2cm" svg:y1="4.235cm" svg:x2="10.6cm" svg:y2="5.771cm">
          <text:p/>
        </draw:line>
        <draw:line draw:style-name="gr11" draw:text-style-name="P1" draw:layer="layout" svg:x1="10.6cm" svg:y1="4.235cm" svg:x2="10.6cm" svg:y2="5.771cm">
          <text:p/>
        </draw:line>
        <draw:line draw:style-name="gr11" draw:text-style-name="P1" draw:layer="layout" svg:x1="14.2cm" svg:y1="4.235cm" svg:x2="15.2cm" svg:y2="5.771cm">
          <text:p/>
        </draw:line>
        <draw:line draw:style-name="gr11" draw:text-style-name="P1" draw:layer="layout" svg:x1="17.6cm" svg:y1="4.235cm" svg:x2="15.2cm" svg:y2="5.771cm">
          <text:p/>
        </draw:line>
        <draw:frame draw:style-name="gr12" draw:text-style-name="P5" draw:layer="layout" svg:width="6.06cm" svg:height="3.806cm" svg:x="19.8cm" svg:y="5.994cm">
          <draw:text-box>
            <text:p text:style-name="P4"><text:span text:style-name="T1">Stride = 2</text:span></text:p>
            <text:p text:style-name="P4"><text:span text:style-name="T1">Kernel size = 2</text:span></text:p>
            <text:p text:style-name="P4"><text:span text:style-name="T1">Weights = (0.5, 1.0)</text:span></text:p>
            <text:p text:style-name="P4"><text:span text:style-name="T1">Dilation = 2</text:span></text:p>
            <text:p text:style-name="P4"><text:span text:style-name="T1">Padding = 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standard" draw:layer="layout" svg:width="19.351cm" svg:height="0.971cm" svg:x="6.205cm" svg:y="3.2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ce5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7</text:span></text:p>
              </table:table-cell>
              <table:table-cell>
                <text:p><text:span text:style-name="T1">8</text:span></text:p>
              </table:table-cell>
              <table:table-cell>
                <text:p><text:span text:style-name="T1">9</text:span></text:p>
              </table:table-cell>
              <table:table-cell>
                <text:p><text:span text:style-name="T1">10</text:span></text:p>
              </table:table-cell>
              <table:table-cell table:style-name="ce6">
                <text:p>11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1.017cm" svg:height="0.971cm" svg:x="9.552cm" svg:y="5.77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" table:default-cell-style-name="ce8">
              <table:table-cell>
                <text:p><text:span text:style-name="T1">2.5</text:span></text:p>
              </table:table-cell>
              <table:table-cell>
                <text:p><text:span text:style-name="T1">5.5</text:span></text:p>
              </table:table-cell>
              <table:table-cell>
                <text:p><text:span text:style-name="T1">8.5</text:span></text:p>
              </table:table-cell>
              <table:table-cell>
                <text:p><text:span text:style-name="T1">11.5</text:span></text:p>
              </table:table-cell>
              <table:table-cell>
                <text:p><text:span text:style-name="T1">14.5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4.505cm" svg:height="0.971cm" svg:x="12.394cm" svg:y="8.472cm">
          <table:table table:template-name="default" table:use-first-row-styles="true" table:use-banding-rows-styles="true">
            <table:table-column table:style-name="co12"/>
            <table:table-column table:style-name="co12"/>
            <table:table-row table:style-name="ro1" table:default-cell-style-name="ce8">
              <table:table-cell>
                <text:p><text:span text:style-name="T1">6.75</text:span></text:p>
              </table:table-cell>
              <table:table-cell>
                <text:p><text:span text:style-name="T1">15.75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11" draw:text-style-name="P1" draw:layer="layout" svg:x1="10.8cm" svg:y1="6.742cm" svg:x2="13.4cm" svg:y2="8.472cm">
          <text:p/>
        </draw:line>
        <draw:line draw:style-name="gr11" draw:text-style-name="P1" draw:layer="layout" svg:x1="13cm" svg:y1="6.742cm" svg:x2="13.4cm" svg:y2="8.472cm">
          <text:p/>
        </draw:line>
        <draw:line draw:style-name="gr11" draw:text-style-name="P1" draw:layer="layout" svg:x1="7.2cm" svg:y1="4.235cm" svg:x2="10.6cm" svg:y2="5.771cm">
          <text:p/>
        </draw:line>
        <draw:line draw:style-name="gr11" draw:text-style-name="P1" draw:layer="layout" svg:x1="8.6cm" svg:y1="4.235cm" svg:x2="10.6cm" svg:y2="5.771cm">
          <text:p/>
        </draw:line>
        <draw:line draw:style-name="gr13" draw:text-style-name="P1" draw:layer="layout" svg:x1="10.6cm" svg:y1="4.235cm" svg:x2="12.8cm" svg:y2="5.771cm">
          <text:p/>
        </draw:line>
        <draw:line draw:style-name="gr13" draw:text-style-name="P1" draw:layer="layout" svg:x1="12.4cm" svg:y1="4.235cm" svg:x2="12.8cm" svg:y2="5.771cm">
          <text:p/>
        </draw:line>
        <draw:frame draw:style-name="gr6" draw:text-style-name="P2" draw:layer="layout" svg:width="2.6cm" svg:height="1.673cm" svg:x="3.8cm" svg:y="3.2cm">
          <draw:text-box>
            <text:p><text:span text:style-name="T1">Input</text:span></text:p>
            <text:p><text:span text:style-name="T1"/></text:p>
          </draw:text-box>
        </draw:frame>
        <draw:frame draw:style-name="gr7" draw:text-style-name="P2" draw:layer="layout" svg:width="3cm" svg:height="0.962cm" svg:x="3.8cm" svg:y="5.8cm">
          <draw:text-box>
            <text:p><text:span text:style-name="T1">Output 1</text:span></text:p>
          </draw:text-box>
        </draw:frame>
        <draw:frame draw:style-name="gr7" draw:text-style-name="P2" draw:layer="layout" svg:width="3cm" svg:height="0.962cm" svg:x="3.802cm" svg:y="8.5cm">
          <draw:text-box>
            <text:p><text:span text:style-name="T1">Output 2</text:span></text:p>
          </draw:text-box>
        </draw:frame>
        <draw:frame draw:style-name="gr12" draw:text-style-name="P5" draw:layer="layout" svg:width="6.06cm" svg:height="3.806cm" svg:x="19.8cm" svg:y="5.994cm">
          <draw:text-box>
            <text:p text:style-name="P4"><text:span text:style-name="T1">Stride = 2</text:span></text:p>
            <text:p text:style-name="P4"><text:span text:style-name="T1">Kernel size = 2</text:span></text:p>
            <text:p text:style-name="P4"><text:span text:style-name="T1">Weights = (0.5, 1.0)</text:span></text:p>
            <text:p text:style-name="P4"><text:span text:style-name="T1">Dilation = 1</text:span></text:p>
            <text:p text:style-name="P4"><text:span text:style-name="T1">Padding = 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ienende_20_1" draw:display-name="Linienende 1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Gucci</meta:initial-creator>
    <meta:creation-date>2018-08-07T11:44:41</meta:creation-date>
    <meta:editing-duration>PT2H40M25S</meta:editing-duration>
    <meta:editing-cycles>12</meta:editing-cycles>
    <dc:date>2018-08-07T19:05:35</dc:date>
    <dc:creator>J Gucci</dc:creator>
    <meta:generator>OpenOffice/4.1.2$Unix OpenOffice.org_project/412m3$Build-9782</meta:generator>
    <meta:document-statistic meta:object-count="106"/>
  </office:meta>
</office:document-meta>
</file>